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P488" style:family="paragraph" style:parent-style-name="Standard">
      <style:paragraph-properties fo:text-align="justify"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89" style:family="paragraph" style:parent-style-name="Standard">
      <style:paragraph-properties fo:text-align="center"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90" style:family="paragraph" style:parent-style-name="Standard">
      <style:paragraph-properties fo:text-align="center"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1" style:family="paragraph" style:parent-style-name="Standard">
      <style:paragraph-properties fo:text-align="justify"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2" style:family="paragraph" style:parent-style-name="Standard">
      <style:paragraph-properties fo:text-align="justify" style:justify-single-word="false"/>
      <style:text-properties style:font-name="Century Schoolbook L" fo:language="ru" fo:country="RU" fo:font-weight="normal" officeooo:rsid="0314c0ab" officeooo:paragraph-rsid="0314c0ab" fo:background-color="transparent" style:font-size-asian="10.5pt" loext:shadow="none"/>
    </style:style>
    <style:style style:name="P493" style:family="paragraph" style:parent-style-name="Standard">
      <style:paragraph-properties fo:text-align="center"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4" style:family="paragraph" style:parent-style-name="Standard">
      <style:paragraph-properties fo:text-align="justify"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5" style:family="paragraph" style:parent-style-name="Standard">
      <style:paragraph-properties fo:text-align="center" style:justify-single-word="false"/>
      <style:text-properties style:font-name="Century Schoolbook L" fo:language="ru" fo:country="RU" fo:font-weight="normal" officeooo:rsid="03278e06" officeooo:paragraph-rsid="03278e06" fo:background-color="transparent" style:font-size-asian="10.5pt" loext:shadow="none"/>
    </style:style>
    <style:style style:name="P496" style:family="paragraph" style:parent-style-name="Standard">
      <style:paragraph-properties fo:text-align="justify" style:justify-single-word="false"/>
      <style:text-properties style:font-name="Century Schoolbook L" fo:language="ru" fo:country="RU" fo:font-weight="normal" officeooo:rsid="03278e06" officeooo:paragraph-rsid="03278e06" fo:background-color="transparent" style:font-size-asian="10.5pt" loext:shadow="none"/>
    </style:style>
    <style:style style:name="P497" style:family="paragraph" style:parent-style-name="Standard">
      <style:paragraph-properties fo:text-align="center" style:justify-single-word="false"/>
      <style:text-properties style:font-name="Century Schoolbook L" fo:language="ru" fo:country="RU" fo:font-weight="normal" officeooo:rsid="03369940" officeooo:paragraph-rsid="03369940" fo:background-color="transparent" style:font-size-asian="10.5pt" loext:shadow="none"/>
    </style:style>
    <style:style style:name="P498" style:family="paragraph" style:parent-style-name="Standard">
      <style:paragraph-properties fo:text-align="justify" style:justify-single-word="false"/>
      <style:text-properties style:font-name="Century Schoolbook L" fo:language="ru" fo:country="RU" fo:font-weight="normal" officeooo:rsid="033757df" officeooo:paragraph-rsid="033757df"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fo:font-style="italic" officeooo:rsid="02f8a825" style:font-style-asian="italic" style:font-style-complex="italic"/>
    </style:style>
    <style:style style:name="T87" style:family="text">
      <style:text-properties fo:font-style="italic" officeooo:rsid="0306b68c" style:font-style-asian="italic" style:font-style-complex="italic"/>
    </style:style>
    <style:style style:name="T88" style:family="text">
      <style:text-properties fo:font-style="italic" officeooo:rsid="0305e628" style:font-style-asian="italic" style:font-style-complex="italic"/>
    </style:style>
    <style:style style:name="T89" style:family="text">
      <style:text-properties fo:font-style="italic" officeooo:rsid="03037d2a" style:font-style-asian="italic" style:font-style-complex="italic"/>
    </style:style>
    <style:style style:name="T90" style:family="text">
      <style:text-properties fo:font-style="italic" officeooo:rsid="03036c79" style:font-style-asian="italic" style:font-style-complex="italic"/>
    </style:style>
    <style:style style:name="T91" style:family="text">
      <style:text-properties fo:font-style="italic" officeooo:rsid="03022906" style:font-style-asian="italic" style:font-style-complex="italic"/>
    </style:style>
    <style:style style:name="T92" style:family="text">
      <style:text-properties fo:font-style="italic" officeooo:rsid="030226a5" style:font-style-asian="italic" style:font-style-complex="italic"/>
    </style:style>
    <style:style style:name="T93" style:family="text">
      <style:text-properties fo:font-style="italic" officeooo:rsid="0301079f" style:font-style-asian="italic" style:font-style-complex="italic"/>
    </style:style>
    <style:style style:name="T94" style:family="text">
      <style:text-properties fo:font-style="italic" officeooo:rsid="03005d26" style:font-style-asian="italic" style:font-style-complex="italic"/>
    </style:style>
    <style:style style:name="T95" style:family="text">
      <style:text-properties fo:font-style="italic" officeooo:rsid="02ff7f48" style:font-style-asian="italic" style:font-style-complex="italic"/>
    </style:style>
    <style:style style:name="T96" style:family="text">
      <style:text-properties fo:font-style="italic" officeooo:rsid="02fe1415" style:font-style-asian="italic" style:font-style-complex="italic"/>
    </style:style>
    <style:style style:name="T97" style:family="text">
      <style:text-properties fo:font-style="italic" officeooo:rsid="0312c08f" style:font-style-asian="italic" style:font-style-complex="italic"/>
    </style:style>
    <style:style style:name="T98" style:family="text">
      <style:text-properties fo:font-style="italic" officeooo:rsid="03125977" style:font-style-asian="italic" style:font-style-complex="italic"/>
    </style:style>
    <style:style style:name="T99" style:family="text">
      <style:text-properties fo:font-style="italic" officeooo:rsid="0310663f" style:font-style-asian="italic" style:font-style-complex="italic"/>
    </style:style>
    <style:style style:name="T100" style:family="text">
      <style:text-properties fo:font-style="italic" officeooo:rsid="030ec6cd" style:font-style-asian="italic" style:font-style-complex="italic"/>
    </style:style>
    <style:style style:name="T101" style:family="text">
      <style:text-properties fo:font-style="italic" officeooo:rsid="030bf0d2" style:font-style-asian="italic" style:font-style-complex="italic"/>
    </style:style>
    <style:style style:name="T102" style:family="text">
      <style:text-properties fo:font-style="italic" officeooo:rsid="0323e8e7" style:font-style-asian="italic" style:font-style-complex="italic"/>
    </style:style>
    <style:style style:name="T103" style:family="text">
      <style:text-properties fo:font-style="italic" officeooo:rsid="0322228c" style:font-style-asian="italic" style:font-style-complex="italic"/>
    </style:style>
    <style:style style:name="T104" style:family="text">
      <style:text-properties fo:font-style="italic" officeooo:rsid="031f83b7" style:font-style-asian="italic" style:font-style-complex="italic"/>
    </style:style>
    <style:style style:name="T105" style:family="text">
      <style:text-properties fo:font-style="italic" officeooo:rsid="031e4d82" style:font-style-asian="italic" style:font-style-complex="italic"/>
    </style:style>
    <style:style style:name="T106" style:family="text">
      <style:text-properties fo:font-style="italic" officeooo:rsid="031dcbd9" style:font-style-asian="italic" style:font-style-complex="italic"/>
    </style:style>
    <style:style style:name="T107" style:family="text">
      <style:text-properties fo:font-style="italic" officeooo:rsid="031b40c8" style:font-style-asian="italic" style:font-style-complex="italic"/>
    </style:style>
    <style:style style:name="T108" style:family="text">
      <style:text-properties fo:font-style="italic" officeooo:rsid="031a9c6f" style:font-style-asian="italic" style:font-style-complex="italic"/>
    </style:style>
    <style:style style:name="T109" style:family="text">
      <style:text-properties fo:font-style="italic" officeooo:rsid="031858c5" style:font-style-asian="italic" style:font-style-complex="italic"/>
    </style:style>
    <style:style style:name="T110" style:family="text">
      <style:text-properties fo:font-style="italic" officeooo:rsid="0317e48b" style:font-style-asian="italic" style:font-style-complex="italic"/>
    </style:style>
    <style:style style:name="T111" style:family="text">
      <style:text-properties fo:font-style="italic" officeooo:rsid="03369940" style:font-style-asian="italic" style:font-style-complex="italic"/>
    </style:style>
    <style:style style:name="T112" style:family="text">
      <style:text-properties fo:font-style="italic" officeooo:rsid="0334da85" style:font-style-asian="italic" style:font-style-complex="italic"/>
    </style:style>
    <style:style style:name="T113" style:family="text">
      <style:text-properties fo:font-style="italic" officeooo:rsid="0332d2b1" style:font-style-asian="italic" style:font-style-complex="italic"/>
    </style:style>
    <style:style style:name="T114" style:family="text">
      <style:text-properties fo:font-style="italic" officeooo:rsid="0331a91f" style:font-style-asian="italic" style:font-style-complex="italic"/>
    </style:style>
    <style:style style:name="T115" style:family="text">
      <style:text-properties fo:font-style="italic" officeooo:rsid="032fb291" style:font-style-asian="italic" style:font-style-complex="italic"/>
    </style:style>
    <style:style style:name="T116" style:family="text">
      <style:text-properties fo:font-style="italic" officeooo:rsid="032b0159" style:font-style-asian="italic" style:font-style-complex="italic"/>
    </style:style>
    <style:style style:name="T117" style:family="text">
      <style:text-properties fo:font-style="italic" officeooo:rsid="0329c5a0" style:font-style-asian="italic" style:font-style-complex="italic"/>
    </style:style>
    <style:style style:name="T118" style:family="text">
      <style:text-properties fo:font-style="italic" officeooo:rsid="03283268" style:font-style-asian="italic" style:font-style-complex="italic"/>
    </style:style>
    <style:style style:name="T119" style:family="text">
      <style:text-properties fo:font-style="italic" officeooo:rsid="0339c9ca" style:font-style-asian="italic" style:font-style-complex="italic"/>
    </style:style>
    <style:style style:name="T120" style:family="text">
      <style:text-properties fo:font-style="italic" officeooo:rsid="0338a4c0" style:font-style-asian="italic" style:font-style-complex="italic"/>
    </style:style>
    <style:style style:name="T121" style:family="text">
      <style:text-properties fo:font-style="italic" officeooo:rsid="0337d4fe" style:font-style-asian="italic" style:font-style-complex="italic"/>
    </style:style>
    <style:style style:name="T122" style:family="text">
      <style:text-properties officeooo:rsid="00099583"/>
    </style:style>
    <style:style style:name="T123" style:family="text">
      <style:text-properties officeooo:rsid="0009b39b"/>
    </style:style>
    <style:style style:name="T124" style:family="text">
      <style:text-properties officeooo:rsid="00114883"/>
    </style:style>
    <style:style style:name="T125" style:family="text">
      <style:text-properties style:font-name="Century Schoolbook L" fo:language="ru" fo:country="RU" fo:font-weight="normal" fo:background-color="transparent" loext:char-shading-value="0" style:font-size-asian="10.5pt" loext:shadow="none"/>
    </style:style>
    <style:style style:name="T126" style:family="text">
      <style:text-properties style:font-name="Century Schoolbook L" fo:language="ru" fo:country="RU" fo:font-weight="normal" officeooo:rsid="0012d949" fo:background-color="transparent" loext:char-shading-value="0" style:font-size-asian="10.5pt" loext:shadow="none"/>
    </style:style>
    <style:style style:name="T127" style:family="text">
      <style:text-properties style:font-name="Century Schoolbook L" fo:language="ru" fo:country="RU" fo:font-weight="normal" officeooo:rsid="0013b0b8" fo:background-color="transparent" loext:char-shading-value="0" style:font-size-asian="10.5pt" loext:shadow="none"/>
    </style:style>
    <style:style style:name="T128" style:family="text">
      <style:text-properties style:font-name="Century Schoolbook L" fo:language="ru" fo:country="RU" fo:font-weight="normal" officeooo:rsid="0014b531" fo:background-color="transparent" loext:char-shading-value="0" style:font-size-asian="10.5pt" loext:shadow="none"/>
    </style:style>
    <style:style style:name="T12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13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13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13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13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134" style:family="text">
      <style:text-properties officeooo:rsid="0020418a"/>
    </style:style>
    <style:style style:name="T135" style:family="text">
      <style:text-properties officeooo:rsid="0021ff5a"/>
    </style:style>
    <style:style style:name="T136" style:family="text">
      <style:text-properties officeooo:rsid="002ad3be"/>
    </style:style>
    <style:style style:name="T137" style:family="text">
      <style:text-properties officeooo:rsid="0030965e"/>
    </style:style>
    <style:style style:name="T138" style:family="text">
      <style:text-properties officeooo:rsid="003194bc"/>
    </style:style>
    <style:style style:name="T139" style:family="text">
      <style:text-properties officeooo:rsid="00334c08"/>
    </style:style>
    <style:style style:name="T140" style:family="text">
      <style:text-properties officeooo:rsid="0034f4a7"/>
    </style:style>
    <style:style style:name="T141" style:family="text">
      <style:text-properties officeooo:rsid="0037c58f"/>
    </style:style>
    <style:style style:name="T142" style:family="text">
      <style:text-properties officeooo:rsid="003899df"/>
    </style:style>
    <style:style style:name="T143" style:family="text">
      <style:text-properties officeooo:rsid="00394246"/>
    </style:style>
    <style:style style:name="T144" style:family="text">
      <style:text-properties officeooo:rsid="003adeb1"/>
    </style:style>
    <style:style style:name="T145" style:family="text">
      <style:text-properties officeooo:rsid="003bbcbd"/>
    </style:style>
    <style:style style:name="T146" style:family="text">
      <style:text-properties officeooo:rsid="003cd4b6"/>
    </style:style>
    <style:style style:name="T147" style:family="text">
      <style:text-properties officeooo:rsid="003dd2ec"/>
    </style:style>
    <style:style style:name="T148" style:family="text">
      <style:text-properties officeooo:rsid="00447f23"/>
    </style:style>
    <style:style style:name="T149" style:family="text">
      <style:text-properties officeooo:rsid="00509f0c"/>
    </style:style>
    <style:style style:name="T150" style:family="text">
      <style:text-properties officeooo:rsid="0053a402"/>
    </style:style>
    <style:style style:name="T151" style:family="text">
      <style:text-properties officeooo:rsid="0056cb65"/>
    </style:style>
    <style:style style:name="T152" style:family="text">
      <style:text-properties officeooo:rsid="005c5efd"/>
    </style:style>
    <style:style style:name="T153" style:family="text">
      <style:text-properties officeooo:rsid="005df8ec"/>
    </style:style>
    <style:style style:name="T154" style:family="text">
      <style:text-properties officeooo:rsid="006525a4"/>
    </style:style>
    <style:style style:name="T155" style:family="text">
      <style:text-properties officeooo:rsid="0070e276"/>
    </style:style>
    <style:style style:name="T156" style:family="text">
      <style:text-properties officeooo:rsid="0075ac40"/>
    </style:style>
    <style:style style:name="T157" style:family="text">
      <style:text-properties officeooo:rsid="0077a8d6"/>
    </style:style>
    <style:style style:name="T158" style:family="text">
      <style:text-properties officeooo:rsid="0077f74e"/>
    </style:style>
    <style:style style:name="T159" style:family="text">
      <style:text-properties officeooo:rsid="007f3802"/>
    </style:style>
    <style:style style:name="T160" style:family="text">
      <style:text-properties officeooo:rsid="00864f81"/>
    </style:style>
    <style:style style:name="T161" style:family="text">
      <style:text-properties officeooo:rsid="0089c027"/>
    </style:style>
    <style:style style:name="T162" style:family="text">
      <style:text-properties officeooo:rsid="008a4c46"/>
    </style:style>
    <style:style style:name="T163" style:family="text">
      <style:text-properties officeooo:rsid="008da961"/>
    </style:style>
    <style:style style:name="T164" style:family="text">
      <style:text-properties officeooo:rsid="0090f5dd"/>
    </style:style>
    <style:style style:name="T165" style:family="text">
      <style:text-properties officeooo:rsid="0095a138"/>
    </style:style>
    <style:style style:name="T166" style:family="text">
      <style:text-properties officeooo:rsid="00962910"/>
    </style:style>
    <style:style style:name="T167" style:family="text">
      <style:text-properties officeooo:rsid="0096b0ca"/>
    </style:style>
    <style:style style:name="T168" style:family="text">
      <style:text-properties officeooo:rsid="009b000e"/>
    </style:style>
    <style:style style:name="T169" style:family="text">
      <style:text-properties officeooo:rsid="009c5a9e"/>
    </style:style>
    <style:style style:name="T170" style:family="text">
      <style:text-properties officeooo:rsid="009fb332"/>
    </style:style>
    <style:style style:name="T171" style:family="text">
      <style:text-properties officeooo:rsid="00a33b8f"/>
    </style:style>
    <style:style style:name="T172" style:family="text">
      <style:text-properties officeooo:rsid="00a96232"/>
    </style:style>
    <style:style style:name="T173" style:family="text">
      <style:text-properties officeooo:rsid="00ae2557"/>
    </style:style>
    <style:style style:name="T174" style:family="text">
      <style:text-properties officeooo:rsid="00b3e54f"/>
    </style:style>
    <style:style style:name="T175" style:family="text">
      <style:text-properties officeooo:rsid="00bb58c8"/>
    </style:style>
    <style:style style:name="T176" style:family="text">
      <style:text-properties officeooo:rsid="00bcfc0c"/>
    </style:style>
    <style:style style:name="T177" style:family="text">
      <style:text-properties officeooo:rsid="00bf50ac"/>
    </style:style>
    <style:style style:name="T178" style:family="text">
      <style:text-properties officeooo:rsid="00c494e6"/>
    </style:style>
    <style:style style:name="T179" style:family="text">
      <style:text-properties officeooo:rsid="00d2d5a2"/>
    </style:style>
    <style:style style:name="T180" style:family="text">
      <style:text-properties officeooo:rsid="00d3f763"/>
    </style:style>
    <style:style style:name="T181" style:family="text">
      <style:text-properties officeooo:rsid="00d6f21a"/>
    </style:style>
    <style:style style:name="T182" style:family="text">
      <style:text-properties officeooo:rsid="00d95464"/>
    </style:style>
    <style:style style:name="T183" style:family="text">
      <style:text-properties officeooo:rsid="00db61aa"/>
    </style:style>
    <style:style style:name="T184" style:family="text">
      <style:text-properties officeooo:rsid="00de3705"/>
    </style:style>
    <style:style style:name="T185" style:family="text">
      <style:text-properties officeooo:rsid="00e7e92c"/>
    </style:style>
    <style:style style:name="T186" style:family="text">
      <style:text-properties officeooo:rsid="00f1c3cc"/>
    </style:style>
    <style:style style:name="T187" style:family="text">
      <style:text-properties officeooo:rsid="00f95208"/>
    </style:style>
    <style:style style:name="T188" style:family="text">
      <style:text-properties officeooo:rsid="00f9bce7"/>
    </style:style>
    <style:style style:name="T189" style:family="text">
      <style:text-properties officeooo:rsid="00fb5655"/>
    </style:style>
    <style:style style:name="T190" style:family="text">
      <style:text-properties officeooo:rsid="00fd1005"/>
    </style:style>
    <style:style style:name="T191" style:family="text">
      <style:text-properties officeooo:rsid="00fe7d08"/>
    </style:style>
    <style:style style:name="T192" style:family="text">
      <style:text-properties officeooo:rsid="0104f1e8"/>
    </style:style>
    <style:style style:name="T193" style:family="text">
      <style:text-properties officeooo:rsid="0106567d"/>
    </style:style>
    <style:style style:name="T194" style:family="text">
      <style:text-properties officeooo:rsid="010d7783"/>
    </style:style>
    <style:style style:name="T195" style:family="text">
      <style:text-properties officeooo:rsid="010f6cbc"/>
    </style:style>
    <style:style style:name="T196" style:family="text">
      <style:text-properties officeooo:rsid="01153750"/>
    </style:style>
    <style:style style:name="T197" style:family="text">
      <style:text-properties officeooo:rsid="011b664a"/>
    </style:style>
    <style:style style:name="T198" style:family="text">
      <style:text-properties officeooo:rsid="011b8230"/>
    </style:style>
    <style:style style:name="T199" style:family="text">
      <style:text-properties officeooo:rsid="01225f78"/>
    </style:style>
    <style:style style:name="T200" style:family="text">
      <style:text-properties officeooo:rsid="0122f27c"/>
    </style:style>
    <style:style style:name="T201" style:family="text">
      <style:text-properties officeooo:rsid="01240e62"/>
    </style:style>
    <style:style style:name="T202" style:family="text">
      <style:text-properties officeooo:rsid="012c98de"/>
    </style:style>
    <style:style style:name="T203" style:family="text">
      <style:text-properties officeooo:rsid="01309b6a"/>
    </style:style>
    <style:style style:name="T204" style:family="text">
      <style:text-properties officeooo:rsid="01455a5b"/>
    </style:style>
    <style:style style:name="T205" style:family="text">
      <style:text-properties officeooo:rsid="0149f3a4"/>
    </style:style>
    <style:style style:name="T206" style:family="text">
      <style:text-properties officeooo:rsid="014ab245"/>
    </style:style>
    <style:style style:name="T207" style:family="text">
      <style:text-properties officeooo:rsid="0158a8ed"/>
    </style:style>
    <style:style style:name="T208" style:family="text">
      <style:text-properties officeooo:rsid="01607e75"/>
    </style:style>
    <style:style style:name="T209" style:family="text">
      <style:text-properties officeooo:rsid="01640f1a"/>
    </style:style>
    <style:style style:name="T210" style:family="text">
      <style:text-properties officeooo:rsid="0169ee6c"/>
    </style:style>
    <style:style style:name="T211" style:family="text">
      <style:text-properties officeooo:rsid="016baf12"/>
    </style:style>
    <style:style style:name="T212" style:family="text">
      <style:text-properties officeooo:rsid="016e0700"/>
    </style:style>
    <style:style style:name="T213" style:family="text">
      <style:text-properties officeooo:rsid="01715f12"/>
    </style:style>
    <style:style style:name="T214" style:family="text">
      <style:text-properties officeooo:rsid="01739250"/>
    </style:style>
    <style:style style:name="T215" style:family="text">
      <style:text-properties officeooo:rsid="01774989"/>
    </style:style>
    <style:style style:name="T216" style:family="text">
      <style:text-properties officeooo:rsid="017a16fd"/>
    </style:style>
    <style:style style:name="T217" style:family="text">
      <style:text-properties officeooo:rsid="017c7eda"/>
    </style:style>
    <style:style style:name="T218" style:family="text">
      <style:text-properties officeooo:rsid="018440d6"/>
    </style:style>
    <style:style style:name="T219" style:family="text">
      <style:text-properties officeooo:rsid="0187d602"/>
    </style:style>
    <style:style style:name="T220" style:family="text">
      <style:text-properties officeooo:rsid="0189d010"/>
    </style:style>
    <style:style style:name="T221" style:family="text">
      <style:text-properties officeooo:rsid="018b9496"/>
    </style:style>
    <style:style style:name="T222" style:family="text">
      <style:text-properties officeooo:rsid="018c7651"/>
    </style:style>
    <style:style style:name="T223" style:family="text">
      <style:text-properties officeooo:rsid="01925d10"/>
    </style:style>
    <style:style style:name="T224" style:family="text">
      <style:text-properties officeooo:rsid="01956131"/>
    </style:style>
    <style:style style:name="T225" style:family="text">
      <style:text-properties officeooo:rsid="019b0520"/>
    </style:style>
    <style:style style:name="T226" style:family="text">
      <style:text-properties officeooo:rsid="019db41c"/>
    </style:style>
    <style:style style:name="T227" style:family="text">
      <style:text-properties officeooo:rsid="01a98860"/>
    </style:style>
    <style:style style:name="T228" style:family="text">
      <style:text-properties officeooo:rsid="01b090c8"/>
    </style:style>
    <style:style style:name="T229" style:family="text">
      <style:text-properties officeooo:rsid="01b20cf6"/>
    </style:style>
    <style:style style:name="T230" style:family="text">
      <style:text-properties officeooo:rsid="01b503bd"/>
    </style:style>
    <style:style style:name="T231" style:family="text">
      <style:text-properties officeooo:rsid="01b808be"/>
    </style:style>
    <style:style style:name="T232" style:family="text">
      <style:text-properties officeooo:rsid="01ba819e"/>
    </style:style>
    <style:style style:name="T233" style:family="text">
      <style:text-properties officeooo:rsid="01cab687"/>
    </style:style>
    <style:style style:name="T234" style:family="text">
      <style:text-properties officeooo:rsid="01d5d246"/>
    </style:style>
    <style:style style:name="T235" style:family="text">
      <style:text-properties officeooo:rsid="01df7d3f"/>
    </style:style>
    <style:style style:name="T236" style:family="text">
      <style:text-properties officeooo:rsid="01e103ad"/>
    </style:style>
    <style:style style:name="T237" style:family="text">
      <style:text-properties officeooo:rsid="01ef05f2"/>
    </style:style>
    <style:style style:name="T238" style:family="text">
      <style:text-properties officeooo:rsid="01efec42"/>
    </style:style>
    <style:style style:name="T239" style:family="text">
      <style:text-properties officeooo:rsid="01f2a54c"/>
    </style:style>
    <style:style style:name="T240" style:family="text">
      <style:text-properties officeooo:rsid="01f47446"/>
    </style:style>
    <style:style style:name="T241" style:family="text">
      <style:text-properties officeooo:rsid="01ff68ea"/>
    </style:style>
    <style:style style:name="T242" style:family="text">
      <style:text-properties officeooo:rsid="0203c9fb"/>
    </style:style>
    <style:style style:name="T243" style:family="text">
      <style:text-properties officeooo:rsid="020566b8"/>
    </style:style>
    <style:style style:name="T244" style:family="text">
      <style:text-properties officeooo:rsid="02061066"/>
    </style:style>
    <style:style style:name="T245" style:family="text">
      <style:text-properties officeooo:rsid="0207d60b"/>
    </style:style>
    <style:style style:name="T246" style:family="text">
      <style:text-properties officeooo:rsid="020b7103"/>
    </style:style>
    <style:style style:name="T247" style:family="text">
      <style:text-properties officeooo:rsid="020e5e27"/>
    </style:style>
    <style:style style:name="T248" style:family="text">
      <style:text-properties officeooo:rsid="0211ca77"/>
    </style:style>
    <style:style style:name="T249" style:family="text">
      <style:text-properties officeooo:rsid="0218c8b9"/>
    </style:style>
    <style:style style:name="T250" style:family="text">
      <style:text-properties officeooo:rsid="021b000b"/>
    </style:style>
    <style:style style:name="T251" style:family="text">
      <style:text-properties officeooo:rsid="021b6d8b"/>
    </style:style>
    <style:style style:name="T252" style:family="text">
      <style:text-properties officeooo:rsid="02239faa"/>
    </style:style>
    <style:style style:name="T253" style:family="text">
      <style:text-properties officeooo:rsid="0225da9b"/>
    </style:style>
    <style:style style:name="T254" style:family="text">
      <style:text-properties officeooo:rsid="022d3ff3"/>
    </style:style>
    <style:style style:name="T255" style:family="text">
      <style:text-properties officeooo:rsid="0233de8b"/>
    </style:style>
    <style:style style:name="T256" style:family="text">
      <style:text-properties officeooo:rsid="0247aff0"/>
    </style:style>
    <style:style style:name="T257" style:family="text">
      <style:text-properties officeooo:rsid="025ac7a7"/>
    </style:style>
    <style:style style:name="T258" style:family="text">
      <style:text-properties officeooo:rsid="025d375d"/>
    </style:style>
    <style:style style:name="T259" style:family="text">
      <style:text-properties officeooo:rsid="026247bd"/>
    </style:style>
    <style:style style:name="T260" style:family="text">
      <style:text-properties officeooo:rsid="026a682b"/>
    </style:style>
    <style:style style:name="T261" style:family="text">
      <style:text-properties officeooo:rsid="0273497f"/>
    </style:style>
    <style:style style:name="T262" style:family="text">
      <style:text-properties officeooo:rsid="0274ce8e"/>
    </style:style>
    <style:style style:name="T263" style:family="text">
      <style:text-properties officeooo:rsid="027c5343"/>
    </style:style>
    <style:style style:name="T264" style:family="text">
      <style:text-properties officeooo:rsid="02802119"/>
    </style:style>
    <style:style style:name="T265" style:family="text">
      <style:text-properties officeooo:rsid="0286d8ff"/>
    </style:style>
    <style:style style:name="T266" style:family="text">
      <style:text-properties officeooo:rsid="02888943"/>
    </style:style>
    <style:style style:name="T267" style:family="text">
      <style:text-properties officeooo:rsid="0291736f"/>
    </style:style>
    <style:style style:name="T268" style:family="text">
      <style:text-properties officeooo:rsid="02954d39"/>
    </style:style>
    <style:style style:name="T269" style:family="text">
      <style:text-properties officeooo:rsid="02a0606a"/>
    </style:style>
    <style:style style:name="T270" style:family="text">
      <style:text-properties officeooo:rsid="02a16b14"/>
    </style:style>
    <style:style style:name="T271" style:family="text">
      <style:text-properties officeooo:rsid="02a28e9d"/>
    </style:style>
    <style:style style:name="T272" style:family="text">
      <style:text-properties officeooo:rsid="02a41000"/>
    </style:style>
    <style:style style:name="T273" style:family="text">
      <style:text-properties officeooo:rsid="02a51857"/>
    </style:style>
    <style:style style:name="T274" style:family="text">
      <style:text-properties officeooo:rsid="02a6171d"/>
    </style:style>
    <style:style style:name="T275" style:family="text">
      <style:text-properties officeooo:rsid="02ae83d7"/>
    </style:style>
    <style:style style:name="T276" style:family="text">
      <style:text-properties officeooo:rsid="02b050aa"/>
    </style:style>
    <style:style style:name="T277" style:family="text">
      <style:text-properties officeooo:rsid="02b1b509"/>
    </style:style>
    <style:style style:name="T278" style:family="text">
      <style:text-properties officeooo:rsid="02b342b8"/>
    </style:style>
    <style:style style:name="T279" style:family="text">
      <style:text-properties officeooo:rsid="02b7fba5"/>
    </style:style>
    <style:style style:name="T280" style:family="text">
      <style:text-properties officeooo:rsid="02b9e28b"/>
    </style:style>
    <style:style style:name="T281" style:family="text">
      <style:text-properties officeooo:rsid="02bb4c68"/>
    </style:style>
    <style:style style:name="T282" style:family="text">
      <style:text-properties officeooo:rsid="02bdcbc1"/>
    </style:style>
    <style:style style:name="T283" style:family="text">
      <style:text-properties officeooo:rsid="02c0f213"/>
    </style:style>
    <style:style style:name="T284" style:family="text">
      <style:text-properties officeooo:rsid="02c24788"/>
    </style:style>
    <style:style style:name="T285" style:family="text">
      <style:text-properties officeooo:rsid="02c33bad"/>
    </style:style>
    <style:style style:name="T286" style:family="text">
      <style:text-properties officeooo:rsid="02c4ed3f"/>
    </style:style>
    <style:style style:name="T287" style:family="text">
      <style:text-properties officeooo:rsid="02c6bb4e"/>
    </style:style>
    <style:style style:name="T288" style:family="text">
      <style:text-properties officeooo:rsid="02c8568c"/>
    </style:style>
    <style:style style:name="T289" style:family="text">
      <style:text-properties officeooo:rsid="02ca28e5"/>
    </style:style>
    <style:style style:name="T290" style:family="text">
      <style:text-properties officeooo:rsid="02ca6de3"/>
    </style:style>
    <style:style style:name="T291" style:family="text">
      <style:text-properties officeooo:rsid="02cc0db3"/>
    </style:style>
    <style:style style:name="T292" style:family="text">
      <style:text-properties officeooo:rsid="02ce85f7"/>
    </style:style>
    <style:style style:name="T293" style:family="text">
      <style:text-properties officeooo:rsid="02d05ae4"/>
    </style:style>
    <style:style style:name="T294" style:family="text">
      <style:text-properties officeooo:rsid="02d34fcf"/>
    </style:style>
    <style:style style:name="T295" style:family="text">
      <style:text-properties officeooo:rsid="02d4984c"/>
    </style:style>
    <style:style style:name="T296" style:family="text">
      <style:text-properties officeooo:rsid="02d4e090"/>
    </style:style>
    <style:style style:name="T297" style:family="text">
      <style:text-properties officeooo:rsid="02d6a46c"/>
    </style:style>
    <style:style style:name="T298" style:family="text">
      <style:text-properties officeooo:rsid="02d980a3"/>
    </style:style>
    <style:style style:name="T299" style:family="text">
      <style:text-properties fo:font-style="normal" style:font-style-asian="normal" style:font-style-complex="normal"/>
    </style:style>
    <style:style style:name="T300" style:family="text">
      <style:text-properties officeooo:rsid="02e27fcd"/>
    </style:style>
    <style:style style:name="T301" style:family="text">
      <style:text-properties officeooo:rsid="02e3afc3"/>
    </style:style>
    <style:style style:name="T302" style:family="text">
      <style:text-properties officeooo:rsid="02e4955f"/>
    </style:style>
    <style:style style:name="T303" style:family="text">
      <style:text-properties officeooo:rsid="02e4d03a"/>
    </style:style>
    <style:style style:name="T304" style:family="text">
      <style:text-properties officeooo:rsid="02e57661"/>
    </style:style>
    <style:style style:name="T305" style:family="text">
      <style:text-properties officeooo:rsid="02e703d1"/>
    </style:style>
    <style:style style:name="T306" style:family="text">
      <style:text-properties officeooo:rsid="02e8ef9c"/>
    </style:style>
    <style:style style:name="T307" style:family="text">
      <style:text-properties officeooo:rsid="02ec2fa9"/>
    </style:style>
    <style:style style:name="T308" style:family="text">
      <style:text-properties officeooo:rsid="02ecab1e"/>
    </style:style>
    <style:style style:name="T309" style:family="text">
      <style:text-properties officeooo:rsid="02ecf550"/>
    </style:style>
    <style:style style:name="T310" style:family="text">
      <style:text-properties officeooo:rsid="02edd1d5"/>
    </style:style>
    <style:style style:name="T311" style:family="text">
      <style:text-properties officeooo:rsid="02efc52f"/>
    </style:style>
    <style:style style:name="T312" style:family="text">
      <style:text-properties officeooo:rsid="02f17886"/>
    </style:style>
    <style:style style:name="T313" style:family="text">
      <style:text-properties officeooo:rsid="02f224f5"/>
    </style:style>
    <style:style style:name="T314" style:family="text">
      <style:text-properties officeooo:rsid="02f2b53c"/>
    </style:style>
    <style:style style:name="T315" style:family="text">
      <style:text-properties officeooo:rsid="02f2c04a"/>
    </style:style>
    <style:style style:name="T316" style:family="text">
      <style:text-properties officeooo:rsid="02f8a825"/>
    </style:style>
    <style:style style:name="T317" style:family="text">
      <style:text-properties officeooo:rsid="02fd5c52"/>
    </style:style>
    <style:style style:name="T318" style:family="text">
      <style:text-properties officeooo:rsid="02fe1415"/>
    </style:style>
    <style:style style:name="T319" style:family="text">
      <style:text-properties officeooo:rsid="02ff7f48"/>
    </style:style>
    <style:style style:name="T320" style:family="text">
      <style:text-properties officeooo:rsid="03005d26"/>
    </style:style>
    <style:style style:name="T321" style:family="text">
      <style:text-properties officeooo:rsid="0301079f"/>
    </style:style>
    <style:style style:name="T322" style:family="text">
      <style:text-properties officeooo:rsid="030226a5"/>
    </style:style>
    <style:style style:name="T323" style:family="text">
      <style:text-properties officeooo:rsid="03022906"/>
    </style:style>
    <style:style style:name="T324" style:family="text">
      <style:text-properties officeooo:rsid="03036c79"/>
    </style:style>
    <style:style style:name="T325" style:family="text">
      <style:text-properties officeooo:rsid="03037d2a"/>
    </style:style>
    <style:style style:name="T326" style:family="text">
      <style:text-properties officeooo:rsid="0305e628"/>
    </style:style>
    <style:style style:name="T327" style:family="text">
      <style:text-properties officeooo:rsid="0306b68c"/>
    </style:style>
    <style:style style:name="T328" style:family="text">
      <style:text-properties officeooo:rsid="030a37e7"/>
    </style:style>
    <style:style style:name="T329" style:family="text">
      <style:text-properties officeooo:rsid="030bf0d2"/>
    </style:style>
    <style:style style:name="T330" style:family="text">
      <style:text-properties officeooo:rsid="030ec6cd"/>
    </style:style>
    <style:style style:name="T331" style:family="text">
      <style:text-properties officeooo:rsid="0310663f"/>
    </style:style>
    <style:style style:name="T332" style:family="text">
      <style:text-properties officeooo:rsid="03125977"/>
    </style:style>
    <style:style style:name="T333" style:family="text">
      <style:text-properties officeooo:rsid="0312c08f"/>
    </style:style>
    <style:style style:name="T334" style:family="text">
      <style:text-properties officeooo:rsid="0317e48b"/>
    </style:style>
    <style:style style:name="T335" style:family="text">
      <style:text-properties officeooo:rsid="031858c5"/>
    </style:style>
    <style:style style:name="T336" style:family="text">
      <style:text-properties officeooo:rsid="031a9c6f"/>
    </style:style>
    <style:style style:name="T337" style:family="text">
      <style:text-properties officeooo:rsid="031b40c8"/>
    </style:style>
    <style:style style:name="T338" style:family="text">
      <style:text-properties officeooo:rsid="031dcbd9"/>
    </style:style>
    <style:style style:name="T339" style:family="text">
      <style:text-properties officeooo:rsid="031e4d82"/>
    </style:style>
    <style:style style:name="T340" style:family="text">
      <style:text-properties officeooo:rsid="031f83b7"/>
    </style:style>
    <style:style style:name="T341" style:family="text">
      <style:text-properties officeooo:rsid="0322228c"/>
    </style:style>
    <style:style style:name="T342" style:family="text">
      <style:text-properties officeooo:rsid="0323e8e7"/>
    </style:style>
    <style:style style:name="T343" style:family="text">
      <style:text-properties officeooo:rsid="03283268"/>
    </style:style>
    <style:style style:name="T344" style:family="text">
      <style:text-properties officeooo:rsid="0329c5a0"/>
    </style:style>
    <style:style style:name="T345" style:family="text">
      <style:text-properties officeooo:rsid="032b0159"/>
    </style:style>
    <style:style style:name="T346" style:family="text">
      <style:text-properties officeooo:rsid="032fb291"/>
    </style:style>
    <style:style style:name="T347" style:family="text">
      <style:text-properties officeooo:rsid="0331a91f"/>
    </style:style>
    <style:style style:name="T348" style:family="text">
      <style:text-properties officeooo:rsid="0332d2b1"/>
    </style:style>
    <style:style style:name="T349" style:family="text">
      <style:text-properties officeooo:rsid="0334da85"/>
    </style:style>
    <style:style style:name="T350" style:family="text">
      <style:text-properties officeooo:rsid="03369940"/>
    </style:style>
    <style:style style:name="T351" style:family="text">
      <style:text-properties officeooo:rsid="0337d4fe"/>
    </style:style>
    <style:style style:name="T352" style:family="text">
      <style:text-properties officeooo:rsid="0338a4c0"/>
    </style:style>
    <style:style style:name="T353" style:family="text">
      <style:text-properties officeooo:rsid="0339c9c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2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2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2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2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2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24">Ветер нельзя позвать, но можно открыть окно.</text:span></text:p>
      <text:p text:style-name="P20"/>
      <text:p text:style-name="P20"><text:tab/><text:span text:style-name="T11">Что значит жить сейчас.</text:span><text:span text:style-name="T12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2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24"> Если вы живете в СЕЙЧАС, то ведете созидательную жизнь.</text:span></text:p>
      <text:p text:style-name="P19"/>
      <text:p text:style-name="P19"><text:tab/><text:span text:style-name="T11">Сейчас изобретательно.</text:span><text:span text:style-name="T12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2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24">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125"><text:tab/></text:span><text:span text:style-name="T129">Чтобы жить сейчас, необходимо забыть о вчерашнем дне.</text:span><text:span text:style-name="T12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125"><text:tab/></text:span><text:span text:style-name="T129">Сейчас нельзя разделить.</text:span><text:span text:style-name="T12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125"><text:tab/></text:span><text:span text:style-name="T129">Материя и энергия являются одним и тем же.</text:span><text:span text:style-name="T12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125"><text:tab/></text:span><text:span text:style-name="T129">Западный подход к реальности. </text:span><text:span text:style-name="T12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125"><text:tab/></text:span><text:span text:style-name="T129">Небытие — это форма развития.</text:span><text:span text:style-name="T12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125"><text:tab/></text:span><text:span text:style-name="T129">«Существует» и «должно существовать». </text:span><text:span text:style-name="T12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125"><text:tab/></text:span><text:span text:style-name="T132">Отрицание западной философией реальности.</text:span><text:span text:style-name="T12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126"><text:tab/></text:span><text:span text:style-name="T132">Не существует каких-либо способов для описания реальности.</text:span><text:span text:style-name="T126">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126"><text:tab/></text:span><text:span text:style-name="T132">Реальность и восприятие. </text:span><text:span text:style-name="T126">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125"><text:tab/></text:span><text:span text:style-name="T129">Знание приходит с опытом.</text:span><text:span text:style-name="T125"> Сытому человеку трудно поверить, что в мире существует такое явление, как голод.</text:span></text:p>
      <text:p text:style-name="P25"/>
      <text:p text:style-name="P442"><text:span text:style-name="T125"><text:tab/></text:span><text:span text:style-name="T131">Будьте активны в поисках «этого».</text:span><text:span text:style-name="T12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127"><text:tab/></text:span><text:span text:style-name="T131">Формальная реальность вещи. </text:span><text:span text:style-name="T12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127"><text:tab/></text:span><text:span text:style-name="T131">О причинной связи.</text:span><text:span text:style-name="T127"> У всего должна быть причина.</text:span></text:p>
      <text:p text:style-name="P26"/>
      <text:p text:style-name="P442"><text:span text:style-name="T127"><text:tab/></text:span><text:span text:style-name="T131">Реальность и закон причины и следствия. </text:span><text:span text:style-name="T127">У причины должна быть та же самая реальность, что и у следствия.</text:span></text:p>
      <text:p text:style-name="P26"/>
      <text:p text:style-name="P442"><text:span text:style-name="T127"><text:tab/></text:span><text:span text:style-name="T131">Родство всех физических объектов. </text:span><text:span text:style-name="T127">Все физические объекты похожи. Следовательно, достаточно знать о существовании одного физического объекта.</text:span></text:p>
      <text:p text:style-name="P26"/>
      <text:p text:style-name="P442"><text:span text:style-name="T127"><text:tab/></text:span><text:span text:style-name="T131">Формальная реальность равна объектвной реальности.</text:span><text:span text:style-name="T127"> Формальной реальности должно быть больше или столько же, сколько и объективной реальности.</text:span></text:p>
      <text:p text:style-name="P26"/>
      <text:p text:style-name="P442"><text:span text:style-name="T127"><text:tab/></text:span><text:span text:style-name="T130">Материя и потребность в стабильности.</text:span><text:span text:style-name="T12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128"><text:tab/></text:span><text:span text:style-name="T130">Разум должен быть спокоен, чтобы действительно увидеть</text:span><text:span text:style-name="T12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128"><text:tab/></text:span><text:span text:style-name="T130">Избавьтесь от предвлятых мнений.</text:span><text:span text:style-name="T12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128"><text:tab/></text:span><text:span text:style-name="T130">Общепринятые првила мешают восприятию реальности.</text:span><text:span text:style-name="T128"> Мы не видим ЕЕ в первозданной чистоте, так как нам внушили искаженные представления о ней.</text:span></text:p>
      <text:p text:style-name="P27"/>
      <text:p text:style-name="P442"><text:span text:style-name="T128"><text:tab/></text:span><text:span text:style-name="T130">Настоящее положение вещей и мысль.</text:span><text:span text:style-name="T128">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128"><text:tab/></text:span><text:span text:style-name="T130">Реальность становится очевидной, когда перестаешь сравнивать.</text:span><text:span text:style-name="T128"> Только при отсутствии сравнения существует то, «что есть». А жить с тем, «что есть», </text:span><text:span text:style-name="T125">—</text:span><text:span text:style-name="T128"> это, значит, быть умиротворенным.</text:span></text:p>
      <text:p text:style-name="P28"/>
      <text:p text:style-name="P443"><text:span text:style-name="T128"><text:tab/></text:span><text:span text:style-name="T130">Реальность </text:span><text:span text:style-name="T129">— </text:span><text:span text:style-name="T130">это быть собой.</text:span><text:span text:style-name="T128"> Чтобы стать собой </text:span><text:span text:style-name="T125">— </text:span><text:span text:style-name="T128">надо быть собой. Реальность в бытие, в бытие вещи. Таким образов, бытие в этом смысле </text:span><text:span text:style-name="T125">— </text:span><text:span text:style-name="T12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134"><text:tab/></text:span><text:span text:style-name="T13">Дуализм и монизм.</text:span><text:span text:style-name="T13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13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13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13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13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13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133"><text:tab/>П</text:span><text:span text:style-name="T129">устота.</text:span><text:span text:style-name="T12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129"><text:tab/>Пустота — живая субстанция. </text:span><text:span text:style-name="T12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129"><text:tab/>Пустота как поток творческой энергии.</text:span><text:span text:style-name="T12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129"><text:tab/>Пустота и небытие. НЕБЫТИЕ означает «отсутствие бытия». </text:span><text:span text:style-name="T12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129"><text:tab/>Первопричина всего находится вне пределов понимания человека («без места нахождения»). </text:span><text:span text:style-name="T12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125"><text:tab/></text:span><text:span text:style-name="T129">Думая о смерти, не забывай о жизни. </text:span><text:span text:style-name="T12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125"><text:tab/></text:span><text:span text:style-name="T129">Путь смерти.</text:span><text:span text:style-name="T12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125"><text:tab/></text:span><text:span text:style-name="T129">Надо смириться с возможностью смерти.</text:span><text:span text:style-name="T125"> Стоит перестать мечтать о вечной весне, тогда и лето, и зима будут дарить счастье.</text:span></text:p>
      <text:p text:style-name="P36"/>
      <text:p text:style-name="P446"><text:span text:style-name="T125"><text:tab/></text:span><text:span text:style-name="T129">Надо учиться умирать.</text:span><text:span text:style-name="T12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125"><text:tab/></text:span><text:span text:style-name="T129">О разлуке с друзьями.</text:span><text:span text:style-name="T12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125"><text:tab/></text:span><text:span text:style-name="T129">О необходимости помнить.</text:span><text:span text:style-name="T12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3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3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3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3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3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3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3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3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4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4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4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4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4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4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4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4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4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4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4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4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4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4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4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4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4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4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47">Ум наделен бесконечной подвижностью, для которой нет никаких преград.</text:span></text:p>
      <text:p text:style-name="P48"/>
      <text:p text:style-name="P48"><text:tab/><text:span text:style-name="T15">Очищенный ум.</text:span><text:span text:style-name="T14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4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4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4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5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51">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5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5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5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5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5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5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5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5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62">е</text:span> маленького помещения в подвале. <text:span text:style-name="T16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6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6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6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66">в</text:span>ствую внутри себя огромную силу, скрытую внутри меня м<text:span text:style-name="T166">о</text:span>щь, что-то динамичное. Это чувство не поддается описанию, и его ни чем нельзя сравнить. <text:span text:style-name="T16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6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68">Если спросите меня, что я буду делать на небесах, то отвечу </text:span><text:soft-page-break/><text:span text:style-name="T16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6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7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7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7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7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7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7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7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7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7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79">и</text:span>ть их тому, как надо вести себя, беспокоиться о них и <text:span text:style-name="T18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8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8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8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8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8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8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87">щ</text:span>ать уроки в рутинное выполнение упражнений. <text:span text:style-name="T18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8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9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9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9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9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9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9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9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97">и</text:span>ть объекти<text:span text:style-name="T198">в</text:span>ные нормы прав<text:span text:style-name="T19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9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20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20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202">Беда человека кроется в любви к самому себе.</text:span></text:p>
      <text:p text:style-name="P198"/>
      <text:p text:style-name="P199"><text:tab/><text:span text:style-name="T9">Бедность и мир.</text:span> <text:span text:style-name="T20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20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20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20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20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20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20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21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21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21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21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21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215">ться</text:span> или бежать, выиграть или проиграть и <text:s/>всегда будь готов посмеяться над всем, принимай все, что бы ни случилось. <text:span text:style-name="T21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21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21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21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21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220"><text:tab/></text:span><text:span text:style-name="T27">Надо управлять противоборством.</text:span><text:span text:style-name="T220"> Никто не сможет обидеть вас, пока вы не позволите это следать.</text:span></text:p>
      <text:p text:style-name="P241"/>
      <text:p text:style-name="P241"><text:span text:style-name="T221"><text:tab/></text:span><text:span text:style-name="T28">Не поддавайтесь иллюзии. </text:span><text:span text:style-name="T221">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22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22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224">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22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22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22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227">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22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229"><text:tab/></text:span><text:span text:style-name="T30">Болезнь философии. </text:span><text:span text:style-name="T22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230"><text:tab/></text:span><text:span text:style-name="T31">Философия часто стремится сделать из реальности проблему. </text:span><text:span text:style-name="T230">В жизни</text:span> <text:span text:style-name="T23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231">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23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23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234">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235">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36">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37">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38">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39">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40">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41">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42"><text:tab/></text:span><text:span text:style-name="T36">Необходимо справедливо делить прибыль. </text:span><text:span text:style-name="T242">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43"><text:tab/></text:span><text:span text:style-name="T35">Удача не может длиться вечно.</text:span><text:span text:style-name="T243">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44"><text:tab/></text:span><text:span text:style-name="T34">Деньги — это далько не все в жизни.</text:span><text:span text:style-name="T244">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45"><text:tab/></text:span><text:span text:style-name="T33">Важно получать удовольствие от работы.</text:span><text:span text:style-name="T245">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46">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47">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48">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49">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50">р</text:span>осить и давать советы. <text:span text:style-name="T251">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52">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53">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54">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55">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56">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57">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58">чувству</text:span>» <text:span text:style-name="T258">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59">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60">—</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61">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62">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63">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63">—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63">—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63">— </text:span>богиня милосердия, которую иногда изображают с тысячью рук, в каждой из которых она держит по какому-нибудь инструменту. <text:span text:style-name="T264">Если она решит, например, применить копье, то не будет пользы не от одной другой руки (999). И только потому, что её никогда в </text:span><text:soft-page-break/><text:span text:style-name="T264">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65">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65">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66">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66">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67">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68">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69">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70">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71">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71">.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72">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73">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73"> Простота. Ясность. Свобода.</text:span></text:p>
      <text:p text:style-name="P432"/>
      <text:p text:style-name="P432"><text:tab/><text:span text:style-name="T41">У свободы нет прошлого.</text:span><text:span text:style-name="T274">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74"> Нельзя делать что-либо правильно и неправильно, когда есть свобода.</text:span></text:p>
      <text:p text:style-name="P432"/>
      <text:p text:style-name="P432"><text:tab/><text:span text:style-name="T41">Свобода и ум.</text:span><text:span text:style-name="T274"> Настоящая свобода является результатом деятельности ума.</text:span></text:p>
      <text:p text:style-name="P432"/>
      <text:p text:style-name="P432"><text:tab/><text:span text:style-name="T41">Свобода — это самопознание.</text:span><text:span text:style-name="T274">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99">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75">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76">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77">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78">У все есть огромное желание видеть себя в качестве средств для достижения цели в </text:span><text:soft-page-break/><text:span text:style-name="T278">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79">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80">Каждый должен стремиться быть лучше. Границей является Небо.</text:span></text:p>
      <text:p text:style-name="P437"/>
      <text:p text:style-name="P437"><text:tab/><text:span text:style-name="T63">Надо найти свой Путь. </text:span><text:span text:style-name="T281">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82">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83">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84">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85">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86">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87"> Бесполезно поддерживать фасад, то есть внешне делать одно, а чувствовать при этои совершенно другое. Быть самим </text:span><text:soft-page-break/><text:span text:style-name="T287">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87">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88">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89">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90">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91">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92">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93">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94">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95">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96">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97">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98">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300">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300">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300">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300">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301">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302">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303">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304">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305">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306">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307">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308">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309">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309">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310">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311">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312">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313"> Свобода лежит в том, чтобы понимать себя раз за разом.</text:span></text:p>
      <text:p text:style-name="P485"/>
      <text:p text:style-name="P485"><text:tab/><text:span text:style-name="T313">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313"> Разумное действие заключается в том, чтобы познавать себя.</text:span></text:p>
      <text:p text:style-name="P485"/>
      <text:p text:style-name="P485"><text:tab/><text:span text:style-name="T81">Осознание и робот.</text:span><text:span text:style-name="T314"> Надо знать себя, а не быть скучным роботом.</text:span></text:p>
      <text:p text:style-name="P485"/>
      <text:p text:style-name="P485"><text:tab/><text:span text:style-name="T81">Трансцендентность.</text:span><text:span text:style-name="T314">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314">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314">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315"> Пока мы живем, мы должны раскрывать, понимать и выражать свою сущность.</text:span></text:p>
      <text:p text:style-name="P486"><text:soft-page-break/>Самовыражение</text:p>
      <text:p text:style-name="P486"/>
      <text:p text:style-name="P487"><text:tab/><text:span text:style-name="T9">Стремитесь к самовыражению.</text:span> Стремитесь к самовыражению, а не просто функционируйте, повторяя вырбранную модуль поведения в жизни.</text:p>
      <text:p text:style-name="P487"><text:tab/></text:p>
      <text:p text:style-name="P487"><text:tab/><text:span text:style-name="T9">Значения самовыражения.</text:span>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text:span text:style-name="T9">Выражайте то, что видите. </text:span>Не надо просто повторять, а важно стараться передавать то, что видишь.</text:p>
      <text:p text:style-name="P487"/>
      <text:p text:style-name="P487"><text:tab/><text:span text:style-name="T9">Самовыражение помогает выстраивать настоящие отношения.</text:span>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text:span text:style-name="T9">По направлению к самовыражению. </text:span>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text:span text:style-name="T9">Трудно быть честным в самовыражении.</text:span> Быть честным в самовыражении, не лгать самому себе — это очень трудно сделать, мой друг.</text:p>
      <text:p text:style-name="P487"/>
      <text:p text:style-name="P487"><text:tab/><text:span text:style-name="T86">Самовыражение — это реакция на то, что есть. </text:span><text:span text:style-name="T316">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9"><text:soft-page-break/><text:span text:style-name="T317">О развитии человека</text:span></text:p>
      <text:p text:style-name="P489"/>
      <text:p text:style-name="P488"><text:span text:style-name="T318"><text:tab/></text:span><text:span text:style-name="T96">Развитие человека. </text:span><text:span text:style-name="T318">Развитие человека осуществляется через выполнение определенных ролей в обществе и путем заполнения пустых пространств в личности человека с тем, чтобы личность человека опять стала целой и полной.</text:span></text:p>
      <text:p text:style-name="P488"/>
      <text:p text:style-name="P488"><text:tab/><text:span text:style-name="T95">Для развития человека необходимо делать что-либо.</text:span><text:span text:style-name="T319"> Чтобы развиваться, открывать новое, необходимо участвовать к каком-нибудь деле, иногда это приносит мне радость, а иногда разочарование.</text:span></text:p>
      <text:p text:style-name="P488"/>
      <text:p text:style-name="P488"><text:tab/><text:span text:style-name="T95">Необходимо осознать Здесь и Сейчас.</text:span><text:span text:style-name="T319"> Когда вы произносите слова «здесь» и «сейчас» и осознаете это, тогда вы развиваетесь. Это средство для того, чтобы вновь почувствовать себя одним целым и взять обрано то, что принадлежит вам по праву.</text:span></text:p>
      <text:p text:style-name="P488"/>
      <text:p text:style-name="P488"><text:tab/><text:span text:style-name="T95">Природа развития человека. </text:span><text:span text:style-name="T319">Развитие человека — это постоянно делать открытия и понимать на протяжении всей жизни.</text:span></text:p>
      <text:p text:style-name="P488"/>
      <text:p text:style-name="P488"><text:tab/><text:span text:style-name="T95">Процесс обучения не имеет границ.</text:span><text:span text:style-name="T319"> Я никогда не скажу, что достиг чего-либо. Я все еще учусь, так как этот процесс не имеет границ.</text:span></text:p>
      <text:p text:style-name="P488"/>
      <text:p text:style-name="P488"><text:tab/><text:span text:style-name="T95">Необходимо расти. </text:span><text:span text:style-name="T319">Не держитесь за то, что у вас есть. Это подобно парому, на котором люди переправляются на другой берег. Как только выйдите на другой берег, не несите паром на своей спине. Необходимо идти вперед.</text:span></text:p>
      <text:p text:style-name="P488"/>
      <text:p text:style-name="P488"><text:tab/><text:span text:style-name="T94">Открытие + понимание = развитие + учение.</text:span><text:span text:style-name="T320"> Каждый день открывать что-то новое и понимать это — в этом и состоит развитие человека и его обучение. Я счастлив, так как я развиваюсь каждый день. Я честно не знаю, где находится предел моего развития. Надо быть уверенным, что каждый день можно сделать новое открытие.</text:span></text:p>
      <text:p text:style-name="P488"/>
      <text:p text:style-name="P488"><text:tab/><text:span text:style-name="T93">Необходимо делать открытия каждый день. </text:span><text:span text:style-name="T321">Я совершенствуюсь и делаю открытия каждый день. Если этого не происходит, значит, вы «затвердеваете» и приобретаете определенную форму.</text:span></text:p>
      <text:p text:style-name="P488"/>
      <text:p text:style-name="P488"><text:tab/><text:span text:style-name="T93">Зрелость и взросление.</text:span><text:span text:style-name="T321"> Нет такого слова как «зрелость». Потому что если есть зрелость, значит, есть завершение, прекращение развития. Но это «конец». Вот там и закрывается крышка гроба.</text:span></text:p>
      <text:p text:style-name="P488"/>
      <text:p text:style-name="P488"><text:tab/><text:span text:style-name="T92">О взрослении.</text:span><text:span text:style-name="T322"> Взрослеть — значит принимать ответственность на себя за свою жизнь и быть самостоятельным. Взросление — переход от поддержки вас окружающими к независимости.</text:span></text:p>
      <text:p text:style-name="P488"/>
      <text:p text:style-name="P488"><text:tab/><text:span text:style-name="T92">Развитие человека — процесс постоянный.</text:span><text:span text:style-name="T322"> Человек постоянно развивается. Если он связан определенными представлениями или «способом» того, как надо что-то делать, то тогда он перестает развиваться.</text:span></text:p>
      <text:p text:style-name="P488"><text:soft-page-break/></text:p>
      <text:p text:style-name="P488"><text:tab/><text:span text:style-name="T91">Возраст и открытие.</text:span><text:span text:style-name="T323"> Возможно, с возрастом физическая форма человека ухудшается, но способность делать открытия каждый день не меняется. Вы не становитесь лучше по мере взросления, вы просто становитесь мудрее.</text:span></text:p>
      <text:p text:style-name="P488"/>
      <text:p text:style-name="P488"><text:tab/><text:span text:style-name="T90">Понимать — значит проводить связи между явлениями.</text:span><text:span text:style-name="T324"> Чем больше человек понимает, <text:s/>тем больше и глубже будет связь его со всем, что вокруг него.</text:span></text:p>
      <text:p text:style-name="P488"/>
      <text:p text:style-name="P488"><text:tab/><text:span text:style-name="T89">Цель развития человека. </text:span><text:span text:style-name="T325">Цель развития человека — все больше и больше отходить от разума и все больше и больше возвращаться к своим чувствам. Больше и больше быть в связи с самим собой и с миром, вместо того чтобы следовать иллюзиям, прдубеждениям и др.</text:span></text:p>
      <text:p text:style-name="P488"/>
      <text:p text:style-name="P488"><text:tab/><text:span text:style-name="T88">Разочарование — это средство для развития человека.</text:span><text:span text:style-name="T326"> Люди должны развиваться посредством грамотного использования своих разочарований, в противном случае у них не будет стимула для развития своих собственных методов для решения проблем.</text:span></text:p>
      <text:p text:style-name="P488"/>
      <text:p text:style-name="P488"><text:tab/><text:span text:style-name="T88">Развитие человека как результат противоположностей.</text:span><text:span text:style-name="T326"> В результате сравнения могут родиться новые представления.</text:span></text:p>
      <text:p text:style-name="P488"/>
      <text:p text:style-name="P488"><text:tab/><text:span text:style-name="T87">Учиться на своих ошибках.</text:span><text:span text:style-name="T327"> Когда я слушаю о своих ошибках, то учусь.</text:spa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p text:style-name="P488"/>
      <text:p text:style-name="P490">Простота</text:p>
      <text:p text:style-name="P490"/>
      <text:p text:style-name="P491"><text:tab/><text:span text:style-name="T9">Совершенная простота = здравый смысл. </text:span>Совершенная простота здравого смысла — это наиболее прямой и логичный путь.</text:p>
      <text:p text:style-name="P491"/>
      <text:p text:style-name="P491"><text:tab/><text:span text:style-name="T9">Настоящее совершенство стремится к простоте.</text:span> Пиком развития является простота. Развитие на полпути представляет собой украшение.</text:p>
      <text:p text:style-name="P491"/>
      <text:p text:style-name="P491"><text:tab/><text:span text:style-name="T9">Путь простака.</text:span> Простак не <text:span text:style-name="T328">устанавливает законы, принимает все по мере того, как это происходит в жизни. Это простота по-настоящему уточенного человека.</text:span></text:p>
      <text:p text:style-name="P491"/>
      <text:p text:style-name="P491"><text:tab/><text:span text:style-name="T101">Простота является результатом основательного развития.</text:span><text:span text:style-name="T329"> Простота является естественным результатом совершенного развития. Гений обладает способностью видеть и выражать просто то, что действительно просто! По-настоящему хороший художник, придерживащийся философии дзэн-буддизма, утверждает все, используя минимум линий и усилий.</text:span></text:p>
      <text:p text:style-name="P491"/>
      <text:p text:style-name="P491"><text:tab/><text:span text:style-name="T100">Простота заключается в том, чтобы отбрасывать все несущественное.</text:span><text:span text:style-name="T330"> Каждый день надо не увеличивать, а уменьшать, отбрасывать все несущественное! Чем ближе к первопричине, тем меньше потери.</text:span></text:p>
      <text:p text:style-name="P491"/>
      <text:p text:style-name="P491"><text:tab/><text:span text:style-name="T99">Люди, реализовавшие себя наполовину, много говорят, чтобы произвести впечатление.</text:span><text:span text:style-name="T331"> Плохие учителя, наставляющие на Путь, используют витиеватый стиль.</text:span></text:p>
      <text:p text:style-name="P491"/>
      <text:p text:style-name="P491"><text:tab/><text:span text:style-name="T98">Простоты трудно достичь.</text:span><text:span text:style-name="T332"> Действительно сложно передать все очень просто.</text:span></text:p>
      <text:p text:style-name="P491"/>
      <text:p text:style-name="P491"><text:tab/><text:span text:style-name="T98">Простота — это внутреннее чувство. </text:span><text:span text:style-name="T332">Простота — это то, что находится внутри человека, она лишена противоречий, сравнений. Это способность восприятия при подходе к любой проблеме, но это не просто подход к проблеме с определенной имеей, верой или определенным образом мыслей.</text:span></text:p>
      <text:p text:style-name="P491"/>
      <text:p text:style-name="P491"><text:tab/><text:span text:style-name="T97">Простота — это естественность. </text:span><text:span text:style-name="T333">Естественность сравнивают с тем, как течет вода. Женское и детское начала — это путь слабых людей. Хотя кажется, что превозносят слабых людей, но наибольшее ударение делается действительно на «простоту».</text:span></text:p>
      <text:p text:style-name="P491"/>
      <text:p text:style-name="P491"/>
      <text:p text:style-name="P491"/>
      <text:p text:style-name="P491"/>
      <text:p text:style-name="P491"/>
      <text:p text:style-name="P491"/>
      <text:p text:style-name="P491"><text:soft-page-break/></text:p>
      <text:p text:style-name="P492">Часть 8</text:p>
      <text:p text:style-name="P492">Последние принципы</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3"><text:soft-page-break/>Инь и Ян</text:p>
      <text:p text:style-name="P493"/>
      <text:p text:style-name="P494"><text:tab/><text:span text:style-name="T9">О Инь-Ян.</text:span> Инь и Ян — это два взаимодействующих начала одного целого, каждый из которых содержится друг в друге и ограничивает свойства своих составляющих. Этимологически Инь и Ян означают светлое и темное начала.</text:p>
      <text:p text:style-name="P494"/>
      <text:p text:style-name="P494"><text:tab/><text:span text:style-name="T9">Этимология Ян. </text:span>Ян (белое) представляет собой положительное, твердое, мужское, прочное, светлое, дневное, теплое начало и т. д.</text:p>
      <text:p text:style-name="P494"/>
      <text:p text:style-name="P494"><text:tab/><text:span text:style-name="T9">Этимология Инь.</text:span> Инь (черное) представляет собой негативное, мягкое, женское, непрочное, темное, ночное, холодное начало и т. д.</text:p>
      <text:p text:style-name="P494"/>
      <text:p text:style-name="P494"><text:tab/><text:span text:style-name="T9">Основная теория о Инь-Ян.</text:span> Основная теория о Инь и Ян в том, что нет ничего настолько постоянного, чтобы не меняться. Другими словами, когда активное начало (Ян) доходит до наивысшей точки, то становится пассивным, а пассивное начало — это Инь. Наивысшая точка пассивности точно также возвратится к активному началу, то есть Ян. Таким образом, активное начало является причиной пассивного начала и наоборот. Этот принцип взаимно дополняющего взаимодействия начал работает непрерывно. Отсюда можно видеть, что оба начала (Инь и Ян), хотя и противоположны друг другу, но в действительности взаимодействуют и переходят одно в другое.</text:p>
      <text:p text:style-name="P494"/>
      <text:p text:style-name="P494"><text:tab/><text:span text:style-name="T9">Инь и Ян не являются противоположностями друг друга. </text:span>Распростаненная ошибка Запада рассмотривать это два начала, Инь и Ян, как дуалистические, то есть, что Инь является противополжностью Ян и наоборот. Лучше рассматривать это два начала как причину и следствие, но никогда не смотреть на них как на пару, подобно звуку и эху или свету и тени.</text:p>
      <text:p text:style-name="P494"/>
      <text:p text:style-name="P494"><text:tab/><text:span text:style-name="T110">Инь-Ян, а не Инь и Ян. </text:span><text:span text:style-name="T334">Нельзя вставлять союз «и» между Инь и Ян, так как Инь-Ян — это не два начала, но как полюса взаимосвзянного процесса. Это как крутить педали велосипеда: надо постоянно надавливать на педали; велосипед будет ехать только в том случае, если будут работать обе ноги. Одно нельзя отделять от другого. Почему мы должны так думать? Это подобно тому, как пытаться заставить идти слона, толкая его. Это неестественно. Надо следовать естественному процессу, подобно тому, как мы крутим педали велосипеда. Если же только давить на педали, а затем отпускать, то никуда не уедешь и не сможешь насладиться красотой пейзажа.</text:span></text:p>
      <text:p text:style-name="P494"/>
      <text:p text:style-name="P494"><text:tab/><text:span text:style-name="T109">О равновесии Инь-Ян.</text:span><text:span text:style-name="T335"> В символе Инь-Ян есть белая точка на черном фоне и черная точка на белом фоне. Это символизирует равновесие жизни: ничего не может существовать долго, если будет следовать одному началу, будь то чистое Инь (пассивное начало) или чистое Ян (активное начало). Не забывайте, что на ветру самое крепкое дерево быстрее ломается, тогда как бамбук или ива гнутся в направлении ветра. Из-за сильной жары можно умереть, так же как и из-за сильного холода. Насилие, доведенное до наивысшей степени, не может длиться </text:span><text:soft-page-break/><text:span text:style-name="T335">долго, лишь разумная умеренность может. Следовательно, позитивное начало (Ян) может уравновесить негативным началом (Инь) и наоборот.</text:span></text:p>
      <text:p text:style-name="P494"/>
      <text:p text:style-name="P494"><text:tab/><text:span text:style-name="T109">Кунь (Инь) прекрасно дополняет Чянь (Ян).</text:span><text:span text:style-name="T335"> Кунь (Инь — воспринимающее начало) прекрасно дополняет Чянь (Ян — позитивное начало). Дополняет, а не противостоит ему, так как воспринимающее начало не противостоит позитивному началу (Чянь), а дополняет его. Позитивное начало (Чянь) должно приводить в движение и вести воспринимающее начало. Только когда оно отходит от этого положения и начинает вести себя как равное начало, в таком случае это оборачивается злом. Каждое начало является причиной и следствием одно другого. Тогда в результате начинается противостояние и борьба с позитивным началом, которое несет зло. Именно позитивное начало порождает все, но рождение делает возможным воспринимающее начало. Воспринимающее начало приспосабливает себя к свойствам позитивного начала и делает из своими собственными. Следовательно, у воспринимающего начала нет необходимости в своей цели или в каком-либо усилии, наоборот, все происходит <text:s/>так, как должно происходить. <text:s/>Инь открывается, когда движется, и закрывается, когда отдыхает. Будьте мягкими, но не устепайте, твердыми, но не жесткими.</text:span></text:p>
      <text:p text:style-name="P494"/>
      <text:p text:style-name="P494"><text:tab/><text:span text:style-name="T108">О дзэн-буддизме и Инь-Ян.</text:span><text:span text:style-name="T336"> Философия дзэн-буддизма много позаимствовала из китайского учения о равновесии. Инь, являющееся женским и мягким началом, и Ян, являющееся мужким и твердым началом. Осознав эту основную идею, необходимо понять еще одно: нет такого являения как Инь и Ян в чистом виде. Мягкость должна быть прикрыта твердостью, а твердость необходимо смягчить.</text:span></text:p>
      <text:p text:style-name="P494"/>
      <text:p text:style-name="P494"><text:tab/><text:span text:style-name="T107">Инь-Ян и взаимодействие добра и зла.</text:span><text:span text:style-name="T337"> Добро и зло, радость и боль существуют, но друг для друга. Вместо того чтобы быть противополжностями, они дополняют друг друга, являются функцией друг друга. Например, если бы я не чувствовал боли, как бы я мог почувствовать радость и наоборот? Когда смотришь на небо, то не можешь отличить маленькие звезды, потому что есть большие, а если бы небо не было черным, то не было бы видно звезд. Дело не в борьбе добра со злом, но в том, чтобы плыть, подобно волнам, на воде.</text:span></text:p>
      <text:p text:style-name="P494"/>
      <text:p text:style-name="P494"><text:tab/><text:span text:style-name="T106">Путь Инь-Ян.</text:span><text:span text:style-name="T338"> Когда хочешь расшириться, то прежде надо сжаться. Если хочешь быть сильным, то прежде надо быть слабым. Когда хочешь брать, то прежде надо отдавать. У всего в этом мире есть своя противоположность сущестования и несуществования (позитивное и отрицательное).</text:span></text:p>
      <text:p text:style-name="P494"/>
      <text:p text:style-name="P494"><text:tab/><text:span text:style-name="T105">Инь-Ян в отношении восточной и западной культур.</text:span><text:span text:style-name="T339"> Ничего не может быть выше другого. Западное образование является хорошим в одном отношении, а восточное — в другом. Вы скажите: «Этот палец хорошо использовать с этой целью, а этот палец подойдет для другой цели». Но вся рука в целом подойдет для любой цели. Есть нечто хорошее в китайской культуре, но и в западной культуре сть хорошее. Восточная и западная культуры не исключают друг друга, </text:span><text:soft-page-break/><text:span text:style-name="T339">но зависят друг от друга. Не было бы ничего примечательного, если бы не существование другого.</text:span></text:p>
      <text:p text:style-name="P494"/>
      <text:p text:style-name="P494"><text:tab/><text:span text:style-name="T104">Инь-Ян в отношении мужчины и женщины.</text:span><text:span text:style-name="T340"> Ни одна женщина не должна пассивно следовать за мужчиной. Она должна учиться активно следовать за мужчиной. У нее должно быть то, что на Западе называется «твердостью характера». По той же самой причине ни один мужчина не должен проявлять только твердость, его решимость должна смягчаться состраданием.</text:span></text:p>
      <text:p text:style-name="P494"/>
      <text:p text:style-name="P494"><text:tab/><text:span text:style-name="T103">Инь-Ян представляют всеобщее.</text:span><text:span text:style-name="T341"> В действительности все является один целым и не делится на отдельные части. Когда говорят, что «из-за жары выделяется пот», то жара и потение — это два взаимосвязанных процесса, и одно не может происходить без другого. Как объекту нужен субъект, так и сомневающийся человек не занимает <text:s/>независимую позицию, а действует как помощник. У всего есть своя вторая сторона, и они взаимосвязаны, то есть не исключают друг друга, они зависят друг от друга, являются функцией друг друга. Ничто не существует само по себе, но все существует ВО ВЗАИМОДЕЙСТВИИ. Инь и Ян помогают друг другу, так как это двойственность помогает выстраивать грамоничные отношения.</text:span></text:p>
      <text:p text:style-name="P494"/>
      <text:p text:style-name="P494"><text:tab/><text:span text:style-name="T103">Инь и Ян и направление развития крайностей. </text:span><text:span text:style-name="T341">Нельзя спасти то, что доведено до крайности. Например, нельзя назвать прической то, что на голове у молодых людей сегодня, так как эти прически годятся лишь для маскарадов. Мода не может продолжаться долго, так как доходит до крайности и начинает утомлять как тех, кто следует моде, так и тех, кто просто наблюдает за ней. Возможно, даже скорее устанут те, кто смотрит, но в любом случае скука охватит всех. Так называемая элита общества состоит из очень скучных людей, в том смысле, что они всегда впадают в крайности.</text:span></text:p>
      <text:p text:style-name="P494"/>
      <text:p text:style-name="P494"><text:tab/><text:span text:style-name="T102">Инь-Ян и болтовня. </text:span><text:span text:style-name="T342">Кто много говорит, у того быстро наступает истощение сил.</text:span></text:p>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5"><text:soft-page-break/>Всеобщность</text:p>
      <text:p text:style-name="P495"/>
      <text:p text:style-name="P496"><text:tab/><text:span text:style-name="T9">Не имейте пристрастий.</text:span> Не имейте пристрастий, какими бы удивительными они ни казались. Надо смотреть на все как на целое.</text:p>
      <text:p text:style-name="P496"/>
      <text:p text:style-name="P496"><text:tab/><text:span text:style-name="T9">Надо находиться под воздействием целостности творческой энергии.</text:span> «Игриво» относитесь к серьезному во время творческих приливов (первоначальная творческая энергия) чтобы надиться под всеобщим воздействием этой энергии, а не части ее.</text:p>
      <text:p text:style-name="P496"/>
      <text:p text:style-name="P496"><text:tab/><text:span text:style-name="T118">Всеобщность и просветление. </text:span><text:span text:style-name="T343">Чтобы достичь просветления, надо исключить все, что делает непонятным «истинное знание», «действительность». В то же время здесь подразумевается «безграничное расширение», и действительно акцент надо делать не на развитии «отдельной части, входящей в состав целого», а не развитии «всего целого, которое входит в ту отдельную часть и объединяет ее с остальными».</text:span></text:p>
      <text:p text:style-name="P496"/>
      <text:p text:style-name="P496"><text:tab/><text:span text:style-name="T117">Во всеобщем нет наиболее эффективных частей. </text:span><text:span text:style-name="T344">В том, что представляет собой целое, нет такого понятия как эффективная составляющая. Как можно на что-то целое реагировать при помощи отдельной части? В большем есть меньшее, а в меньшем нет большего.</text:span></text:p>
      <text:p text:style-name="P496"/>
      <text:p text:style-name="P496"><text:tab/><text:span text:style-name="T116">Путь к свободе прохожит через всеобщее.</text:span><text:span text:style-name="T345"> Подвижность заключается в изменении всего. Самопознание ведет к знанию. А всеобщее ведет к абсолютной свободе.</text:span></text:p>
      <text:p text:style-name="P496"/>
      <text:p text:style-name="P496"><text:tab/><text:span text:style-name="T115">Не надо выделять то, что нравится и что не нравится. </text:span><text:span text:style-name="T346">Не надо смотреть на то, что нравится и не смотреть на то, что не нравится. Надо просто смотреть, вот тогда можно увидеть целое, а не отдельные части.</text:span></text:p>
      <text:p text:style-name="P496"/>
      <text:p text:style-name="P496"><text:tab/><text:span text:style-name="T114">Не придерживйтесь одного взгляда. </text:span><text:span text:style-name="T347">Всеобщее означает, что надо следовать за тем, что есть, потому что, что есть, постоянно движется и постоянно меняется. А если придерживаться одного взгляда, то отстанешь от того, что есть, так как оно передвигается с большой скоростью.</text:span></text:p>
      <text:p text:style-name="P496"/>
      <text:p text:style-name="P496"><text:tab/><text:span text:style-name="T113">Всеобщее в действии.</text:span><text:span text:style-name="T348"> Действие не ставит вопросов, что правильно, а что нет. Только если действие частичное, а не целое, тогда и возникают вопросы о том, что правильно, а что нет.</text:span></text:p>
      <text:p text:style-name="P496"/>
      <text:p text:style-name="P496"><text:tab/><text:span text:style-name="T112">Быть целым. </text:span><text:span text:style-name="T349">Организм работает как одно целое. Мы не представляем собой сумму частей, но очень тонкую согласованную работу различных кусочков, которые составляют весь организм. Нельзя сказать, что у нас ЕСТЬ сердце и почка, так как мы ЯВЛЯЕМСЯ сердцем, почкой, гловным мозгом и т. д.</text:span></text:p>
      <text:p text:style-name="P496"/>
      <text:p text:style-name="P496"><text:tab/><text:span text:style-name="T111">О том, как смотреть на одно целое.</text:span><text:span text:style-name="T350"> Чтобы видеть одно целое, надо наблюдать за всем со стороны.</text:span></text:p>
      <text:p text:style-name="P497"><text:soft-page-break/>Дао</text:p>
      <text:p text:style-name="P497"/>
      <text:p text:style-name="P498"><text:tab/><text:span text:style-name="T9">История Дао.</text:span> Для иктайцев все происходит из небытия, пустоты, которая неопределенна, абстрактна, охватывает все и называется дао: оно для них превыше всего. До Конфуция термином «дао» обычно называли дорогу, путь или способ действия. Конфуций употребил его как философское понятие для обозначения правильного поведения в моральном, социальном и политическом смысле. Последователи даосизма использовали термин «дао» для обозначения всеобщности вещей, который приравнивался термину «Абсолютное» у некоторых философов. «Дао» являлось основой всего, откуда все появилось. Оно было простым, не имело формы, желаний, ни к чему не стремилось, было предельно довольным.</text:p>
      <text:p text:style-name="P498"/>
      <text:p text:style-name="P498"><text:tab/><text:span text:style-name="T121">О мягкости в книге «Дао дэ цзин».</text:span><text:span text:style-name="T351"> В книге «Дао дэ цзин», в которой выражены взгляды даосизма, Лао-цзы указал на значение мягкости. В отличие от распространенного взгляда на Инь, как на мягкое и гибкое начало, оно должно ассоциироваться с жизнью и выживанием. Если человек умеет уступать, то он выживет. Напротив, человек под влиянием Ян, которое является твердым и несгибаемым началом, легко ломается под давлением чего-либо.</text:span></text:p>
      <text:p text:style-name="P498"/>
      <text:p text:style-name="P498"><text:tab/><text:span text:style-name="T120">О соединении с дао — личный опыт.</text:span><text:span text:style-name="T352"> Я лежал в лодке и почувствовал, что соединился с дао, так как слился с природой. Я просто лежал, а лодка сама плыла по течению. В тот момент я достиг такого состояния, когда все противоположности сосуществуют, а не исключают друг друга, когда больше не было противоречений внутри меня. Весь мир казался мне одним целым.</text:span></text:p>
      <text:p text:style-name="P498"/>
      <text:p text:style-name="P498"><text:tab/><text:span text:style-name="T120">Дао и пустота. </text:span><text:span text:style-name="T352">Ассимиляция дао заключается в «мягкости», бедности духа и спокойствии. Иногда это выражают одним словом «пустота». Агрессивность, гордость приведут к падению, насилие обернется поражением; все это является результатом неправильного использования дао.</text:span></text:p>
      <text:p text:style-name="P498"/>
      <text:p text:style-name="P498"><text:tab/><text:span text:style-name="T119">Философия даосизма.</text:span><text:span text:style-name="T353"> Даосизм — это философия о единстве Вселенной (монизм) и возвращении, поляризации (Инь и Ян), о вченом движении по кругу, о сглаживании всех различий, о возвращении всего к первоисточнику. Божественому разуму, источнику всех вещей. Из этого, вполне естественно, не возникает желание борьбы за лучшее положение. Таким образом, христианские проповеди о смирении и кротости идели рациональное основание, так как воспитывался мирный дух человека. Это подчеркивает непротивление и важность доброты.</text:span></text:p>
      <text:p text:style-name="P498"/>
      <text:p text:style-name="P498"><text:tab/><text:span text:style-name="T119">Дао — это истина.</text:span><text:span text:style-name="T353"> У слова «дао» нет точного эквивалента в английском языке. Если назвать это «путем», «принципом» или «законом», значит, дать ему слишком узкое толкование. Хотя нет ни одного слова, которое бы определило его значение, я бы все-таки использовал бы слово «истин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4:43:15.497159207</dc:date>
    <meta:editing-duration>P1DT7H30M36S</meta:editing-duration>
    <meta:editing-cycles>703</meta:editing-cycles>
    <meta:generator>LibreOffice/5.1.6.2$Linux_X86_64 LibreOffice_project/10m0$Build-2</meta:generator>
    <meta:document-statistic meta:table-count="0" meta:image-count="0" meta:object-count="0" meta:page-count="135" meta:paragraph-count="1109" meta:word-count="29646" meta:character-count="205981" meta:non-whitespace-character-count="176285"/>
  </office:meta>
</office:document-meta>
</file>